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MethodDetails" style:family="table">
      <style:table-properties style:width="6.9229in" table:align="left"/>
    </style:style>
    <style:style style:name="MethodDetails.A" style:family="table-column">
      <style:table-column-properties style:column-width="2.0035in"/>
    </style:style>
    <style:style style:name="MethodDetails.B" style:family="table-column">
      <style:table-column-properties style:column-width="1.4583in"/>
    </style:style>
    <style:style style:name="MethodDetails.C" style:family="table-column">
      <style:table-column-properties style:column-width="1.7313in"/>
    </style:style>
    <style:style style:name="MethodDetails.D" style:family="table-column">
      <style:table-column-properties style:column-width="1.7299in"/>
    </style:style>
    <style:style style:name="MethodDetails.A1" style:family="table-cell">
      <style:table-cell-properties fo:padding="0.0382in" fo:border-left="0.05pt solid #000000" fo:border-right="none" fo:border-top="0.05pt solid #000000" fo:border-bottom="0.05pt solid #000000"/>
    </style:style>
    <style:style style:name="MethodDetails.D1" style:family="table-cell">
      <style:table-cell-properties fo:padding="0.0382in" fo:border="0.05pt solid #000000"/>
    </style:style>
    <style:style style:name="MethodDetails.A2" style:family="table-cell">
      <style:table-cell-properties fo:padding="0.0382in" fo:border-left="0.05pt solid #000000" fo:border-right="0.05pt solid #000000" fo:border-top="none" fo:border-bottom="0.05pt solid #000000"/>
    </style:style>
    <style:style style:name="MethodDetails.A3" style:family="table-cell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6.9347in" fo:margin-left="0in" table:align="left"/>
    </style:style>
    <style:style style:name="Table1.A" style:family="table-column">
      <style:table-column-properties style:column-width="0.4979in"/>
    </style:style>
    <style:style style:name="Table1.B" style:family="table-column">
      <style:table-column-properties style:column-width="1.4368in"/>
    </style:style>
    <style:style style:name="Table1.C" style:family="table-column">
      <style:table-column-properties style:column-width="0.5646in"/>
    </style:style>
    <style:style style:name="Table1.D" style:family="table-column">
      <style:table-column-properties style:column-width="1.5632in"/>
    </style:style>
    <style:style style:name="Table1.E" style:family="table-column">
      <style:table-column-properties style:column-width="2.872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8622" officeooo:paragraph-rsid="00088622"/>
    </style:style>
    <style:style style:name="P2" style:family="paragraph" style:parent-style-name="Table_20_Contents">
      <style:text-properties officeooo:rsid="00088622" officeooo:paragraph-rsid="00088622"/>
    </style:style>
    <style:style style:name="P3" style:family="paragraph" style:parent-style-name="Table_20_Contents">
      <style:text-properties officeooo:rsid="00091556" officeooo:paragraph-rsid="00091556"/>
    </style:style>
    <style:style style:name="P4" style:family="paragraph" style:parent-style-name="Table_20_Contents">
      <style:text-properties officeooo:rsid="000addb2" officeooo:paragraph-rsid="000addb2"/>
    </style:style>
    <style:style style:name="P5" style:family="paragraph" style:parent-style-name="Table_20_Contents">
      <style:text-properties officeooo:rsid="000c63eb" officeooo:paragraph-rsid="000c63eb"/>
    </style:style>
    <style:style style:name="P6" style:family="paragraph" style:parent-style-name="Table_20_Contents">
      <style:text-properties officeooo:rsid="000f9c96" officeooo:paragraph-rsid="000f9c96"/>
    </style:style>
    <style:style style:name="P7" style:family="paragraph" style:parent-style-name="Table_20_Contents">
      <style:text-properties officeooo:rsid="001043c5" officeooo:paragraph-rsid="001043c5"/>
    </style:style>
    <style:style style:name="P8" style:family="paragraph" style:parent-style-name="Table_20_Contents">
      <style:text-properties officeooo:rsid="0011bf77" officeooo:paragraph-rsid="0011bf77"/>
    </style:style>
    <style:style style:name="P9" style:family="paragraph" style:parent-style-name="Standard">
      <style:text-properties officeooo:rsid="00088622" officeooo:paragraph-rsid="00088622"/>
    </style:style>
    <style:style style:name="P10" style:family="paragraph" style:parent-style-name="Standard">
      <style:text-properties officeooo:rsid="00088622" officeooo:paragraph-rsid="001881de"/>
    </style:style>
    <style:style style:name="P11" style:family="paragraph" style:parent-style-name="Standard">
      <style:text-properties officeooo:rsid="0016bc64" officeooo:paragraph-rsid="0016bc64"/>
    </style:style>
    <style:style style:name="P12" style:family="paragraph" style:parent-style-name="Standard">
      <style:text-properties officeooo:rsid="001a9a8b" officeooo:paragraph-rsid="001a9a8b"/>
    </style:style>
    <style:style style:name="P13" style:family="paragraph" style:parent-style-name="Standard">
      <style:text-properties fo:font-weight="bold" officeooo:rsid="00088622" officeooo:paragraph-rsid="00088622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88622" officeooo:paragraph-rsid="00088622" style:font-weight-asian="bold" style:font-weight-complex="bold"/>
    </style:style>
    <style:style style:name="P15" style:family="paragraph" style:parent-style-name="Table_20_Contents">
      <style:text-properties officeooo:rsid="0011bf77" officeooo:paragraph-rsid="001043c5"/>
    </style:style>
    <style:style style:name="P16" style:family="paragraph" style:parent-style-name="Table_20_Contents">
      <style:text-properties officeooo:rsid="0011fe17" officeooo:paragraph-rsid="0011fe17"/>
    </style:style>
    <style:style style:name="P17" style:family="paragraph" style:parent-style-name="Table_20_Contents">
      <style:text-properties officeooo:rsid="0012fd13" officeooo:paragraph-rsid="0012fd13"/>
    </style:style>
    <style:style style:name="P18" style:family="paragraph" style:parent-style-name="Table_20_Contents">
      <style:text-properties officeooo:rsid="00144241" officeooo:paragraph-rsid="00144241"/>
    </style:style>
    <style:style style:name="P19" style:family="paragraph" style:parent-style-name="Table_20_Contents">
      <style:text-properties officeooo:rsid="00144241" officeooo:paragraph-rsid="0015a484"/>
    </style:style>
    <style:style style:name="P20" style:family="paragraph" style:parent-style-name="Table_20_Contents">
      <style:text-properties officeooo:rsid="0015a484" officeooo:paragraph-rsid="0015a484"/>
    </style:style>
    <style:style style:name="P21" style:family="paragraph" style:parent-style-name="Table_20_Contents">
      <style:text-properties officeooo:rsid="001881de" officeooo:paragraph-rsid="001881de"/>
    </style:style>
    <style:style style:name="P22" style:family="paragraph" style:parent-style-name="Table_20_Contents">
      <style:text-properties officeooo:rsid="001928f2" officeooo:paragraph-rsid="001928f2"/>
    </style:style>
    <style:style style:name="P23" style:family="paragraph" style:parent-style-name="Table_20_Contents">
      <style:text-properties officeooo:rsid="001ba192" officeooo:paragraph-rsid="001ba192"/>
    </style:style>
    <style:style style:name="P24" style:family="paragraph" style:parent-style-name="Table_20_Contents">
      <style:text-properties officeooo:rsid="001c2cf6" officeooo:paragraph-rsid="001c2cf6"/>
    </style:style>
    <style:style style:name="P25" style:family="paragraph" style:parent-style-name="Table_20_Contents">
      <style:text-properties fo:font-weight="bold" officeooo:rsid="001ba192" officeooo:paragraph-rsid="001ba192" style:font-weight-asian="bold" style:font-weight-complex="bold"/>
    </style:style>
    <style:style style:name="P26" style:family="paragraph" style:parent-style-name="Table_20_Contents">
      <style:text-properties fo:font-weight="bold" officeooo:rsid="001a9a8b" officeooo:paragraph-rsid="001a9a8b" style:font-weight-asian="bold" style:font-weight-complex="bold"/>
    </style:style>
    <style:style style:name="P27" style:family="paragraph" style:parent-style-name="Table_20_Contents">
      <style:text-properties officeooo:rsid="001d4144" officeooo:paragraph-rsid="001d4144"/>
    </style:style>
    <style:style style:name="P28" style:family="paragraph" style:parent-style-name="Table_20_Contents">
      <style:text-properties officeooo:rsid="001dc5f1" officeooo:paragraph-rsid="001dc5f1"/>
    </style:style>
    <style:style style:name="P29" style:family="paragraph" style:parent-style-name="Table_20_Contents">
      <style:text-properties officeooo:rsid="001dffa0" officeooo:paragraph-rsid="001dffa0"/>
    </style:style>
    <style:style style:name="P30" style:family="paragraph" style:parent-style-name="Table_20_Contents">
      <style:text-properties officeooo:rsid="001fc201" officeooo:paragraph-rsid="001fc201"/>
    </style:style>
    <style:style style:name="P31" style:family="paragraph" style:parent-style-name="Table_20_Contents">
      <style:text-properties officeooo:rsid="001fdae0" officeooo:paragraph-rsid="001fdae0"/>
    </style:style>
    <style:style style:name="P32" style:family="paragraph" style:parent-style-name="Table_20_Contents">
      <style:text-properties officeooo:rsid="00205450" officeooo:paragraph-rsid="00205450"/>
    </style:style>
    <style:style style:name="T1" style:family="text">
      <style:text-properties officeooo:rsid="000915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9c96"/>
    </style:style>
    <style:style style:name="T4" style:family="text">
      <style:text-properties officeooo:rsid="0011bf77"/>
    </style:style>
    <style:style style:name="T5" style:family="text">
      <style:text-properties officeooo:rsid="0011fe17"/>
    </style:style>
    <style:style style:name="T6" style:family="text">
      <style:text-properties officeooo:rsid="00144241"/>
    </style:style>
    <style:style style:name="T7" style:family="text">
      <style:text-properties officeooo:rsid="0015a484"/>
    </style:style>
    <style:style style:name="T8" style:family="text">
      <style:text-properties officeooo:rsid="001a9a8b"/>
    </style:style>
    <style:style style:name="T9" style:family="text">
      <style:text-properties officeooo:rsid="001d4144"/>
    </style:style>
    <style:style style:name="T10" style:family="text">
      <style:text-properties officeooo:rsid="001dc5f1"/>
    </style:style>
    <style:style style:name="T11" style:family="text">
      <style:text-properties officeooo:rsid="00202e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S 362 – Software Engineering 2</text:p>
      <text:p text:style-name="P14"><text:span text:style-name="T11">Professor</text:span> Ali Aburas – Spring 2018 – On-Campus</text:p>
      <text:p text:style-name="P14">Khuong Luu</text:p>
      <text:p text:style-name="P1"/>
      <text:p text:style-name="P13">1. Program Descriptions</text:p>
      <text:p text:style-name="P13"/>
      <text:p text:style-name="P1"><text:span text:style-name="T2">1.1. Details of the Calendar Application</text:span></text:p>
      <text:p text:style-name="P1"/>
      <text:p text:style-name="P13">What the program is supposed to do?</text:p>
      <text:p text:style-name="P1"/>
      <text:p text:style-name="P11">This Calendar App allows user to list, add, update, and remove appointments in Gregorian Calendar. It also save the data into a XML file.</text:p>
      <text:p text:style-name="P1"/>
      <text:p text:style-name="P13">What does each class do?</text:p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1">Class</text:p>
          </table:table-cell>
          <table:table-cell table:style-name="Table2.B1" office:value-type="string">
            <text:p text:style-name="P21">What it does</text:p>
          </table:table-cell>
        </table:table-row>
        <table:table-row>
          <table:table-cell table:style-name="Table2.A2" office:value-type="string">
            <text:p text:style-name="P21">CalendarMain</text:p>
          </table:table-cell>
          <table:table-cell table:style-name="Table2.B2" office:value-type="string">
            <text:p text:style-name="P21">The main class of the whole program. Initiates the program and interact with user input; and incooperate other classes to process the data</text:p>
          </table:table-cell>
        </table:table-row>
        <table:table-row>
          <table:table-cell table:style-name="Table2.A2" office:value-type="string">
            <text:p text:style-name="P21">Appt</text:p>
          </table:table-cell>
          <table:table-cell table:style-name="Table2.B2" office:value-type="string">
            <text:p text:style-name="P21">Data model class for Appointment entity. Contains information about Appointments and handle all things related to Appointments</text:p>
          </table:table-cell>
        </table:table-row>
        <table:table-row>
          <table:table-cell table:style-name="Table2.A2" office:value-type="string">
            <text:p text:style-name="P21">CalDay</text:p>
          </table:table-cell>
          <table:table-cell table:style-name="Table2.B2" office:value-type="string">
            <text:p text:style-name="P21">Data model class for a day in the Gregorian calendar. Contains information about the Appointments and handle all things related to a calendar day.</text:p>
          </table:table-cell>
        </table:table-row>
        <table:table-row>
          <table:table-cell table:style-name="Table2.A2" office:value-type="string">
            <text:p text:style-name="P21">CalendarUtil</text:p>
          </table:table-cell>
          <table:table-cell table:style-name="Table2.B2" office:value-type="string">
            <text:p text:style-name="P21">Has utility methods related to calendar processing such as IsLeapYear and NumDaysInMonth to be used in other classes’ implementation so that we don’t litter unrelated code in other classes</text:p>
          </table:table-cell>
        </table:table-row>
        <table:table-row>
          <table:table-cell table:style-name="Table2.A2" office:value-type="string">
            <text:p text:style-name="P21">DataHandler</text:p>
          </table:table-cell>
          <table:table-cell table:style-name="Table2.B2" office:value-type="string">
            <text:p text:style-name="P21">Handle data with XML files (save and load)</text:p>
          </table:table-cell>
        </table:table-row>
        <table:table-row>
          <table:table-cell table:style-name="Table2.A2" office:value-type="string">
            <text:p text:style-name="P21">DateOutOfRangeException</text:p>
          </table:table-cell>
          <table:table-cell table:style-name="Table2.B2" office:value-type="string">
            <text:p text:style-name="P22">This class extend the abstract class Exception in java to handle and to be thrown out by other classes in this app implementation.</text:p>
          </table:table-cell>
        </table:table-row>
        <table:table-row>
          <table:table-cell table:style-name="Table2.A2" office:value-type="string">
            <text:p text:style-name="P22">XmlParserErrorHandler</text:p>
          </table:table-cell>
          <table:table-cell table:style-name="Table2.B2" office:value-type="string">
            <text:p text:style-name="P22">Handle error and do further action when a XmlPerserError is thrown.</text:p>
          </table:table-cell>
        </table:table-row>
      </table:table>
      <text:p text:style-name="P10"/>
      <text:p text:style-name="P1">Source Line of Code: <text:span text:style-name="T8">631</text:span></text:p>
      <text:p text:style-name="P12">Number of class: 7</text:p>
      <text:p text:style-name="P1">Number of methods: <text:span text:style-name="T8">76</text:span></text:p>
      <text:p text:style-name="P1"/>
      <text:p text:style-name="P1"/>
      <text:p text:style-name="P13">1.2. Method Details</text:p>
      <text:p text:style-name="P1"/>
      <table:table table:name="MethodDetails" table:style-name="MethodDetails">
        <table:table-column table:style-name="MethodDetails.A"/>
        <table:table-column table:style-name="MethodDetails.B"/>
        <table:table-column table:style-name="MethodDetails.C"/>
        <table:table-column table:style-name="MethodDetails.D"/>
        <table:table-row>
          <table:table-cell table:style-name="MethodDetails.A1" office:value-type="string">
            <text:p text:style-name="P2">Method name</text:p>
          </table:table-cell>
          <table:table-cell table:style-name="MethodDetails.A1" office:value-type="string">
            <text:p text:style-name="P2">Pre-condition</text:p>
          </table:table-cell>
          <table:table-cell table:style-name="MethodDetails.A1" office:value-type="string">
            <text:p text:style-name="P2">What does it do?</text:p>
          </table:table-cell>
          <table:table-cell table:style-name="MethodDetails.D1" office:value-type="string">
            <text:p text:style-name="P2">Post-condition</text:p>
          </table:table-cell>
        </table:table-row>
        <text:soft-page-break/>
        <table:table-row>
          <table:table-cell table:style-name="MethodDetails.A2" table:number-columns-spanned="4" office:value-type="string">
            <text:p text:style-name="P26">Appt class</text:p>
          </table:table-cell>
          <table:covered-table-cell/>
          <table:covered-table-cell/>
          <table:covered-table-cell/>
        </table:table-row>
        <table:table-row>
          <table:table-cell table:style-name="MethodDetails.A3" office:value-type="string">
            <text:p text:style-name="P23">Appt(...)</text:p>
          </table:table-cell>
          <table:table-cell table:style-name="MethodDetails.A3" office:value-type="string">
            <text:p text:style-name="P27">None</text:p>
          </table:table-cell>
          <table:table-cell table:style-name="MethodDetails.A3" office:value-type="string">
            <text:p text:style-name="P24">Construct a new appointment that has no start time on a certain date inputed from user</text:p>
          </table:table-cell>
          <table:table-cell table:style-name="MethodDetails.A2" office:value-type="string">
            <text:p text:style-name="P24">A new Appt object is created</text:p>
          </table:table-cell>
        </table:table-row>
        <table:table-row>
          <table:table-cell table:style-name="MethodDetails.A3" office:value-type="string">
            <text:p text:style-name="P23">setValid(...)</text:p>
          </table:table-cell>
          <table:table-cell table:style-name="MethodDetails.A3" office:value-type="string">
            <text:p text:style-name="P24">an Appt object exists and has date, month, year initiated</text:p>
          </table:table-cell>
          <table:table-cell table:style-name="MethodDetails.A3" office:value-type="string">
            <text:p text:style-name="P24">Determine if this Appointment is valid or not based on its date, month, and year</text:p>
          </table:table-cell>
          <table:table-cell table:style-name="MethodDetails.A2" office:value-type="string">
            <text:p text:style-name="P24">The valid attribute of this Appt object is set</text:p>
          </table:table-cell>
        </table:table-row>
        <table:table-row>
          <table:table-cell table:style-name="MethodDetails.A3" office:value-type="string">
            <text:p text:style-name="P23">setRecurrence(...)</text:p>
          </table:table-cell>
          <table:table-cell table:style-name="MethodDetails.A3" office:value-type="string">
            <text:p text:style-name="P24">the Appt is valid</text:p>
          </table:table-cell>
          <table:table-cell table:style-name="MethodDetails.A3" office:value-type="string">
            <text:p text:style-name="P24">Sets a recurring date for an Appt object (an appointment)</text:p>
          </table:table-cell>
          <table:table-cell table:style-name="MethodDetails.A2" office:value-type="string">
            <text:p text:style-name="P24">The Appt has a recurring date to appear on the calendar</text:p>
          </table:table-cell>
        </table:table-row>
        <table:table-row>
          <table:table-cell table:style-name="MethodDetails.A3" office:value-type="string">
            <text:p text:style-name="P23">setRecurDays(...)</text:p>
          </table:table-cell>
          <table:table-cell table:style-name="MethodDetails.A3" office:value-type="string">
            <text:p text:style-name="P24">the Appt is valid, and setRecurrence(…) method was called before</text:p>
          </table:table-cell>
          <table:table-cell table:style-name="MethodDetails.A3" office:value-type="string">
            <text:p text:style-name="P24">Set the attribute recurDays to a value inputed from user</text:p>
          </table:table-cell>
          <table:table-cell table:style-name="MethodDetails.A2" office:value-type="string">
            <text:p text:style-name="P24">the recurDays attribute of Appt object is set</text:p>
          </table:table-cell>
        </table:table-row>
        <table:table-row>
          <table:table-cell table:style-name="MethodDetails.A2" table:number-columns-spanned="4" office:value-type="string">
            <text:p text:style-name="P25">CalDay</text:p>
          </table:table-cell>
          <table:covered-table-cell/>
          <table:covered-table-cell/>
          <table:covered-table-cell/>
        </table:table-row>
        <table:table-row>
          <table:table-cell table:style-name="MethodDetails.A3" office:value-type="string">
            <text:p text:style-name="P23">CalDay(...)</text:p>
          </table:table-cell>
          <table:table-cell table:style-name="MethodDetails.A3" office:value-type="string">
            <text:p text:style-name="P27">None</text:p>
          </table:table-cell>
          <table:table-cell table:style-name="MethodDetails.A3" office:value-type="string">
            <text:p text:style-name="P27">Default construct a CalDay object with valid set to default</text:p>
          </table:table-cell>
          <table:table-cell table:style-name="MethodDetails.A2" office:value-type="string">
            <text:p text:style-name="P27">a CalDay object with valid set to default is created</text:p>
          </table:table-cell>
        </table:table-row>
        <table:table-row>
          <table:table-cell table:style-name="MethodDetails.A3" office:value-type="string">
            <text:p text:style-name="P23"><text:span text:style-name="T9">a</text:span>ddAppt(...)</text:p>
          </table:table-cell>
          <table:table-cell table:style-name="MethodDetails.A3" office:value-type="string">
            <text:p text:style-name="P27">A CalDay object has been constructed</text:p>
          </table:table-cell>
          <table:table-cell table:style-name="MethodDetails.A3" office:value-type="string">
            <text:p text:style-name="P27">Add an appointment to the calendar day object</text:p>
          </table:table-cell>
          <table:table-cell table:style-name="MethodDetails.A2" office:value-type="string">
            <text:p text:style-name="P27">An appointment is added to the calendar day object</text:p>
          </table:table-cell>
        </table:table-row>
        <table:table-row>
          <table:table-cell table:style-name="MethodDetails.A2" table:number-columns-spanned="4" office:value-type="string">
            <text:p text:style-name="P23">CalendarUtil</text:p>
          </table:table-cell>
          <table:covered-table-cell/>
          <table:covered-table-cell/>
          <table:covered-table-cell/>
        </table:table-row>
        <table:table-row>
          <table:table-cell table:style-name="MethodDetails.A3" office:value-type="string">
            <text:p text:style-name="P23">IsLeapYear(...)</text:p>
          </table:table-cell>
          <table:table-cell table:style-name="MethodDetails.A3" office:value-type="string">
            <text:p text:style-name="P27">a valid year is input</text:p>
          </table:table-cell>
          <table:table-cell table:style-name="MethodDetails.A3" office:value-type="string">
            <text:p text:style-name="P27">Check if the given year is a leap year or not </text:p>
          </table:table-cell>
          <table:table-cell table:style-name="MethodDetails.A2" office:value-type="string">
            <text:p text:style-name="P27"><text:span text:style-name="T10">return true or false indicating </text:span>if <text:span text:style-name="T10">the input year</text:span> a leap year (return true) or not (false)</text:p>
          </table:table-cell>
        </table:table-row>
        <table:table-row>
          <table:table-cell table:style-name="MethodDetails.A2" table:number-columns-spanned="4" office:value-type="string">
            <text:p text:style-name="P25">DataHandler</text:p>
          </table:table-cell>
          <table:covered-table-cell/>
          <table:covered-table-cell/>
          <table:covered-table-cell/>
        </table:table-row>
        <table:table-row>
          <table:table-cell table:style-name="MethodDetails.A3" office:value-type="string">
            <text:p text:style-name="P23">getApptRange(...)</text:p>
          </table:table-cell>
          <table:table-cell table:style-name="MethodDetails.A3" office:value-type="string">
            <text:p text:style-name="P27">The Appt is valid</text:p>
          </table:table-cell>
          <table:table-cell table:style-name="MethodDetails.A3" office:value-type="string">
            <text:p text:style-name="P28">Retrieves a range of appointment between its two dates (begin date and end date)</text:p>
          </table:table-cell>
          <table:table-cell table:style-name="MethodDetails.A2" office:value-type="string">
            <text:p text:style-name="P28">Return a list of CalDay object that are in between the specified range</text:p>
          </table:table-cell>
        </table:table-row>
        <table:table-row>
          <table:table-cell table:style-name="MethodDetails.A3" office:value-type="string">
            <text:p text:style-name="P23">getApptOccurences(...)</text:p>
          </table:table-cell>
          <table:table-cell table:style-name="MethodDetails.A3" office:value-type="string">
            <text:p text:style-name="P29">The Appt is valid, and the input days is valid</text:p>
          </table:table-cell>
          <table:table-cell table:style-name="MethodDetails.A3" office:value-type="string">
            <text:p text:style-name="P29">Constructs a list of Calendar that represent a day when the Appt occurs</text:p>
          </table:table-cell>
          <table:table-cell table:style-name="MethodDetails.A2" office:value-type="string">
            <text:p text:style-name="P29">Return a list of Calendar that represent a day when the Appt occurs. The days are guaranteeed to be between firstDay and lastDay and they are in order</text:p>
          </table:table-cell>
        </table:table-row>
        <table:table-row>
          <table:table-cell table:style-name="MethodDetails.A3" office:value-type="string">
            <text:p text:style-name="P23">getNextApptOccurences(...)</text:p>
          </table:table-cell>
          <table:table-cell table:style-name="MethodDetails.A3" office:value-type="string">
            <text:p text:style-name="P30">The Appt’s <text:soft-page-break/>occurence date has been set. The Appt is valid, and the input day is valid</text:p>
          </table:table-cell>
          <table:table-cell table:style-name="MethodDetails.A3" office:value-type="string">
            <text:p text:style-name="P31">Calcuates the next <text:soft-page-break/>recurring day in the given appointment</text:p>
          </table:table-cell>
          <table:table-cell table:style-name="MethodDetails.A2" office:value-type="string">
            <text:p text:style-name="P31">Return null if the <text:soft-page-break/>appointment does not recur or the date cannot be calculated for any reason; otherwise, return a corresponding GregorianCalendar object.</text:p>
          </table:table-cell>
        </table:table-row>
        <table:table-row>
          <table:table-cell table:style-name="MethodDetails.A3" office:value-type="string">
            <text:p text:style-name="P23">saveAppt(...)</text:p>
          </table:table-cell>
          <table:table-cell table:style-name="MethodDetails.A3" office:value-type="string">
            <text:p text:style-name="P32">The Appt object is valid</text:p>
          </table:table-cell>
          <table:table-cell table:style-name="MethodDetails.A3" office:value-type="string">
            <text:p text:style-name="P32">Save the given Appointment’s information to a XML tree data structure</text:p>
          </table:table-cell>
          <table:table-cell table:style-name="MethodDetails.A2" office:value-type="string">
            <text:p text:style-name="P32">Return true if the appointment was saved correctly; otherwise, return false</text:p>
          </table:table-cell>
        </table:table-row>
      </table:table>
      <text:p text:style-name="P1"/>
      <text:p text:style-name="P13">2. Bug Description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Bug #</text:p>
          </table:table-cell>
          <table:table-cell table:style-name="Table1.A1" office:value-type="string">
            <text:p text:style-name="P2">Method Name</text:p>
          </table:table-cell>
          <table:table-cell table:style-name="Table1.A1" office:value-type="string">
            <text:p text:style-name="P2">Line <text:span text:style-name="T1">#</text:span></text:p>
          </table:table-cell>
          <table:table-cell table:style-name="Table1.A1" office:value-type="string">
            <text:p text:style-name="P2">What I’ve changed</text:p>
          </table:table-cell>
          <table:table-cell table:style-name="Table1.E1" office:value-type="string">
            <text:p text:style-name="P2">Incorrect result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Appt.<text:span text:style-name="T5">set</text:span>Valid</text:p>
          </table:table-cell>
          <table:table-cell table:style-name="Table1.A2" office:value-type="string">
            <text:p text:style-name="P16">180</text:p>
          </table:table-cell>
          <table:table-cell table:style-name="Table1.A2" office:value-type="string">
            <text:p text:style-name="P16">change || to &amp;&amp;</text:p>
          </table:table-cell>
          <table:table-cell table:style-name="Table1.E2" office:value-type="string">
            <text:p text:style-name="P17">The app accepts invalid appointment start day because the check condition will always be evaluated to false since no day is both &lt; 1 and &gt; NumDaysInMonth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DataHandler.getNextApptOccurence</text:p>
          </table:table-cell>
          <table:table-cell table:style-name="Table1.A2" office:value-type="string">
            <text:p text:style-name="P3">334-336</text:p>
          </table:table-cell>
          <table:table-cell table:style-name="Table1.A2" office:value-type="string">
            <text:p text:style-name="P3">add an “if trap” that make the function always return <text:span text:style-name="T2">null</text:span></text:p>
          </table:table-cell>
          <table:table-cell table:style-name="Table1.E2" office:value-type="string">
            <text:p text:style-name="P5">I cannot make the app display the next appointment of a recurrent appointment. It return error.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6">Appt.isOn</text:p>
          </table:table-cell>
          <table:table-cell table:style-name="Table1.A2" office:value-type="string">
            <text:p text:style-name="P6">288</text:p>
          </table:table-cell>
          <table:table-cell table:style-name="Table1.A2" office:value-type="string">
            <text:p text:style-name="P4">always return true</text:p>
          </table:table-cell>
          <table:table-cell table:style-name="Table1.E2" office:value-type="string">
            <text:p text:style-name="P4">the Calendar app <text:span text:style-name="T3">always output no appointment at every day on the calendar</text:span>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7">Appt.<text:span text:style-name="T4">getStartDay</text:span></text:p>
          </table:table-cell>
          <table:table-cell table:style-name="Table1.A2" office:value-type="string">
            <text:p text:style-name="P8">249</text:p>
          </table:table-cell>
          <table:table-cell table:style-name="Table1.A2" office:value-type="string">
            <text:p text:style-name="P15">change return value to -1</text:p>
          </table:table-cell>
          <table:table-cell table:style-name="Table1.E2" office:value-type="string">
            <text:p text:style-name="P8">the calendar app always return -1 for day values.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7">CalDay.<text:span text:style-name="T6">CallDay()</text:span></text:p>
          </table:table-cell>
          <table:table-cell table:style-name="Table1.A2" office:value-type="string">
            <text:p text:style-name="P18">67</text:p>
          </table:table-cell>
          <table:table-cell table:style-name="Table1.A2" office:value-type="string">
            <text:p text:style-name="P18">change valid = true to valid = false</text:p>
          </table:table-cell>
          <table:table-cell table:style-name="Table1.E2" office:value-type="string">
            <text:p text:style-name="P19">The new calendar day is always “invalid”. <text:span text:style-name="T7">So the Calendar App throw exception at Runtime:<text:line-break/>The number of appointments between 04/13/2018 (inclusive) and 04/14/2018 (exclusive) </text:span></text:p>
            <text:p text:style-name="P20">Exception in thread "main" java.lang.NullPointerException</text:p>
            <text:p text:style-name="P20"><text:tab/>at calendar.CalDay.getFullInfomrationApp(CalDay.java:214)</text:p>
            <text:p text:style-name="P20"><text:tab/>at calendar.CalendarMain.main(CalendarMain.java:171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3:39:46.065505840</meta:creation-date>
    <dc:date>2018-04-13T11:43:18.642438300</dc:date>
    <meta:editing-duration>PT1H53M12S</meta:editing-duration>
    <meta:editing-cycles>22</meta:editing-cycles>
    <meta:generator>LibreOffice/5.1.6.2$Linux_X86_64 LibreOffice_project/10m0$Build-2</meta:generator>
    <meta:document-statistic meta:table-count="3" meta:image-count="0" meta:object-count="0" meta:page-count="3" meta:paragraph-count="114" meta:word-count="748" meta:character-count="4582" meta:non-whitespace-character-count="3941"/>
  </office:meta>
</office:document-meta>
</file>